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BANDO PLASENCIA, JOSE ESMILDO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BANDO PLASENCIA, JOSE ESMILD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7169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BANDO PLASENCIA, DIANA MARILE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41503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6</text:p>
          </table:table-cell>
          <table:table-cell table:style-name="Tableau1.D2" office:value-type="string">
            <text:p text:style-name="P12">60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04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